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22F7DE9963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Arabiya" svg:font-family="AlArabiya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P2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Verdana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1pt" fo:language="es" fo:country="A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lArabiya" fo:font-size="16pt" fo:language="es" fo:country="AR" style:text-underline-style="solid" style:text-underline-width="auto" style:text-underline-color="font-color" fo:font-weight="bold" style:letter-kerning="true" style:font-size-asian="16pt" style:font-weight-asian="bold" style:font-size-complex="16pt"/>
    </style:style>
    <style:style style:name="P9" style:family="paragraph" style:parent-style-name="Standard">
      <style:text-properties style:font-name="Verdana" fo:font-size="10pt" fo:language="es" fo:country="AR" style:font-size-asian="10pt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Verdana"/>
    </style:style>
    <style:style style:name="P11" style:family="paragraph" style:parent-style-name="Standard">
      <style:paragraph-properties fo:text-align="center" style:justify-single-word="false"/>
      <style:text-properties fo:font-size="15pt" fo:language="es" fo:country="AR" style:font-size-asian="15pt" style:font-size-complex="15pt"/>
    </style:style>
    <style:style style:name="P12" style:family="paragraph" style:parent-style-name="Standard">
      <style:paragraph-properties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>
      <style:paragraph-properties fo:margin-left="0.97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.97cm" fo:margin-right="0cm" fo:text-align="justify" style:justify-single-word="false" fo:text-indent="0cm" style:auto-text-indent="fals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.97cm" fo:margin-right="0cm" fo:text-align="justify" style:justify-single-word="false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0.97cm" fo:margin-right="0cm" fo:text-align="justify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8" style:family="paragraph" style:parent-style-name="Standard">
      <style:paragraph-properties fo:margin-left="0.309cm" fo:margin-right="0cm" fo:text-align="justify" style:justify-single-word="false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309cm" fo:margin-right="0cm" fo:text-align="justify" style:justify-single-word="false" fo:text-indent="0cm" style:auto-text-indent="false" style:text-autospace="none"/>
      <style:text-properties style:font-name="Verdana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0.309cm" fo:margin-right="0cm" fo:text-align="justify" style:justify-single-word="false" fo:text-indent="0cm" style:auto-text-indent="false"/>
      <style:text-properties style:font-name="Verdana" fo:font-weight="normal" style:font-weight-asian="normal" style:font-weight-complex="normal"/>
    </style:style>
    <style:style style:name="P21" style:family="paragraph" style:parent-style-name="Standard">
      <style:paragraph-properties fo:margin-left="0.309cm" fo:margin-right="0cm" fo:text-align="justify" style:justify-single-word="false" fo:text-indent="0cm" style:auto-text-indent="false" style:text-autospace="none"/>
      <style:text-properties style:font-name="Verdana"/>
    </style:style>
    <style:style style:name="P22" style:family="paragraph" style:parent-style-name="Standard">
      <style:paragraph-properties fo:margin-left="1.014cm" fo:margin-right="0cm" fo:text-align="justify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1.014cm" fo:margin-right="0cm" fo:text-align="justify" style:justify-single-word="false" fo:text-indent="0cm" style:auto-text-indent="false"/>
      <style:text-properties fo:color="#228b22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4" style:family="paragraph" style:parent-style-name="Standard">
      <style:paragraph-properties fo:margin-left="1.014cm" fo:margin-right="0cm" fo:text-align="justify" style:justify-single-word="false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25" style:family="paragraph" style:parent-style-name="Standard">
      <style:paragraph-properties fo:margin-left="1.014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6" style:family="paragraph" style:parent-style-name="Standard">
      <style:paragraph-properties fo:margin-left="1.014cm" fo:margin-right="0cm" fo:text-align="justify" style:justify-single-word="false" fo:text-indent="0cm" style:auto-text-indent="false" style:text-autospace="none"/>
      <style:text-properties fo:color="#0000ff" style:font-name="Courier New1" fo:font-size="10pt" style:font-name-asian="Courier New1" style:font-size-asian="10pt" style:font-name-complex="Courier New1" style:font-size-complex="10pt"/>
    </style:style>
    <style:style style:name="P27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color="#000000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8" style:family="paragraph" style:parent-style-name="Standard">
      <style:paragraph-properties fo:margin-left="1.058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9" style:family="paragraph" style:parent-style-name="Standard">
      <style:paragraph-properties fo:margin-left="1.058cm" fo:margin-right="0cm" fo:text-align="justify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30" style:family="paragraph" style:parent-style-name="Standard">
      <style:paragraph-properties fo:margin-left="1.058cm" fo:margin-right="0cm" fo:text-align="justify" style:justify-single-word="false" fo:text-indent="0cm" style:auto-text-indent="false" style:text-autospace="non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508cm" fo:margin-right="0cm" fo:text-align="justify" style:justify-single-word="false" fo:text-indent="0cm" style:auto-text-indent="false" style:text-autospace="none"/>
      <style:text-properties style:font-name="Verdana" fo:font-size="10pt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.508cm" fo:margin-right="0cm" fo:text-align="justify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.332cm" fo:margin-right="0cm" fo:text-align="justify" style:justify-single-word="false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332cm" fo:margin-right="0cm" fo:text-align="justify" style:justify-single-word="false" fo:text-indent="0cm" style:auto-text-indent="false" style:text-autospace="none"/>
      <style:text-properties style:font-name="Verdana"/>
    </style:style>
    <style:style style:name="P37" style:family="paragraph" style:parent-style-name="Standard">
      <style:paragraph-properties fo:margin-left="1.081cm" fo:margin-right="0cm" fo:text-align="justify" style:justify-single-word="false" fo:text-indent="0cm" style:auto-text-indent="false" style:text-autospace="none"/>
      <style:text-properties fo:color="#228b22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38" style:family="paragraph" style:parent-style-name="Standard">
      <style:paragraph-properties fo:margin-left="1.081cm" fo:margin-right="0cm" fo:text-align="justify" style:justify-single-word="false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margin-left="1.081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40" style:family="paragraph" style:parent-style-name="Standard">
      <style:paragraph-properties fo:margin-left="1.081cm" fo:margin-right="0cm" fo:text-align="justify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41" style:family="paragraph" style:parent-style-name="Standard">
      <style:paragraph-properties fo:margin-left="1.102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42" style:family="paragraph" style:parent-style-name="Standard">
      <style:paragraph-properties fo:margin-left="1.102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43" style:family="paragraph" style:parent-style-name="Standard">
      <style:paragraph-properties fo:margin-left="1.102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44" style:family="paragraph" style:parent-style-name="Standard">
      <style:paragraph-properties fo:margin-left="1.125cm" fo:margin-right="0cm" fo:text-align="justify" style:justify-single-word="false" fo:text-indent="0cm" style:auto-text-indent="false" style:text-autospace="none"/>
      <style:text-properties fo:color="#228b22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45" style:family="paragraph" style:parent-style-name="Standard">
      <style:paragraph-properties fo:margin-left="1.125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46" style:family="paragraph" style:parent-style-name="Standard">
      <style:paragraph-properties fo:margin-left="1.125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47" style:family="paragraph" style:parent-style-name="Standard">
      <style:paragraph-properties fo:margin-left="1.125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48" style:family="paragraph" style:parent-style-name="Standard">
      <style:paragraph-properties fo:margin-left="1.125cm" fo:margin-right="0cm" fo:text-indent="0cm" style:auto-text-indent="false" style:text-autospace="none"/>
      <style:text-properties fo:color="#0000ff" style:font-name="Courier New1" fo:font-size="10pt" style:font-name-asian="Courier New1" style:font-size-asian="10pt" style:font-name-complex="Courier New1" style:font-size-complex="10pt"/>
    </style:style>
    <style:style style:name="P49" style:family="paragraph" style:parent-style-name="Standard" style:master-page-name="Standard">
      <style:paragraph-properties style:page-number="auto"/>
      <style:text-properties style:font-name="Book Antiqua" fo:font-size="11pt" fo:language="es" fo:country="AR" style:text-underline-style="solid" style:text-underline-width="auto" style:text-underline-color="font-color" fo:font-weight="bold" style:letter-kerning="true" style:font-size-asian="11pt" style:font-weight-asian="bold" style:font-size-complex="16pt"/>
    </style:style>
    <style:style style:name="P50" style:family="paragraph" style:parent-style-name="Standard">
      <style:paragraph-properties fo:margin-left="1.058cm" fo:margin-right="0cm" fo:text-align="justify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1" style:family="paragraph" style:parent-style-name="Standard">
      <style:paragraph-properties fo:margin-left="0.309cm" fo:margin-right="0cm" fo:text-align="justify" style:justify-single-word="false" fo:text-indent="0cm" style:auto-text-indent="false" style:text-autospace="none"/>
      <style:text-properties fo:color="#000000" style:font-name="Verdana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52" style:family="paragraph" style:parent-style-name="Standard">
      <style:paragraph-properties fo:margin-left="1.102cm" fo:margin-right="0cm" fo:text-align="justify" style:justify-single-word="false" fo:text-indent="0cm" style:auto-text-indent="false" style:text-autospace="none"/>
      <style:text-properties fo:color="#228b22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53" style:family="paragraph" style:parent-style-name="Standard">
      <style:paragraph-properties fo:margin-left="1.102cm" fo:margin-right="0cm" fo:text-align="justify" style:justify-single-word="false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54" style:family="paragraph" style:parent-style-name="Standard" style:list-style-name="">
      <style:paragraph-properties fo:margin-left="1.102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55" style:family="paragraph" style:parent-style-name="Standard">
      <style:paragraph-properties fo:margin-left="1.102cm" fo:margin-right="0cm" fo:text-align="justify" style:justify-single-word="false" fo:text-indent="0cm" style:auto-text-indent="false" style:text-autospace="none"/>
      <style:text-properties fo:color="#000000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56" style:family="paragraph" style:parent-style-name="Standard" style:list-style-name="">
      <style:paragraph-properties fo:margin-left="1.102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7" style:family="paragraph" style:parent-style-name="Standard" style:list-style-name="">
      <style:paragraph-properties fo:margin-left="1.102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8" style:family="paragraph" style:parent-style-name="Standard">
      <style:paragraph-properties fo:margin-left="1.125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9" style:family="paragraph" style:parent-style-name="Standard" style:list-style-name="">
      <style:paragraph-properties fo:margin-left="1.125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0" style:family="paragraph" style:parent-style-name="Standard">
      <style:paragraph-properties fo:margin-left="1.125cm" fo:margin-right="0cm" fo:text-align="justify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1" style:family="paragraph" style:parent-style-name="Standard" style:list-style-name="">
      <style:paragraph-properties fo:margin-left="1.125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2" style:family="paragraph" style:parent-style-name="Standard" style:list-style-name="">
      <style:paragraph-properties fo:margin-left="1.125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63" style:family="paragraph" style:parent-style-name="Standard">
      <style:paragraph-properties fo:margin-left="1.125cm" fo:margin-right="0cm" fo:text-align="justify" style:justify-single-word="false" fo:text-indent="0cm" style:auto-text-indent="false" style:text-autospace="none"/>
      <style:text-properties fo:color="#228b22" style:font-name="Courier New1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64" style:family="paragraph" style:parent-style-name="Standard">
      <style:paragraph-properties fo:text-align="justify" style:justify-single-word="false" style:text-autospace="none"/>
      <style:text-properties fo:color="#000000" style:font-name="Verdana" fo:font-size="11pt" fo:language="es" fo:country="AR" fo:font-weight="bold" style:font-name-asian="Courier New1" style:font-size-asian="11pt" style:font-weight-asian="bold" style:font-name-complex="Courier New1" style:font-size-complex="11pt" style:font-weight-complex="bold"/>
    </style:style>
    <style:style style:name="P65" style:family="paragraph" style:parent-style-name="Standard" style:list-style-name="">
      <style:paragraph-properties style:text-autospace="none"/>
    </style:style>
    <style:style style:name="P66" style:family="paragraph" style:parent-style-name="Standard">
      <style:paragraph-properties fo:margin-left="0.332cm" fo:margin-right="0cm" fo:text-align="justify" style:justify-single-word="false" fo:text-indent="0cm" style:auto-text-indent="false" style:text-autospace="none"/>
      <style:text-properties fo:color="#000000" style:font-name="Verdana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67" style:family="paragraph" style:parent-style-name="Standard">
      <style:paragraph-properties fo:margin-left="0.332cm" fo:margin-right="0cm" fo:text-align="justify" style:justify-single-word="false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Verdana" fo:font-size="11pt" fo:language="es" fo:country="AR" fo:font-weight="bold" style:font-name-asian="Courier New1" style:font-size-asian="11pt" style:font-weight-asian="bold" style:font-name-complex="Courier New1" style:font-size-complex="11pt" style:font-weight-complex="bold"/>
    </style:style>
    <style:style style:name="P69" style:family="paragraph" style:parent-style-name="Standard">
      <style:paragraph-properties fo:margin-left="0.508cm" fo:margin-right="0cm" fo:text-align="justify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70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.508cm" fo:margin-right="0cm" fo:text-align="justify" style:justify-single-word="false" fo:text-indent="0cm" style:auto-text-indent="false" style:text-autospace="none"/>
      <style:text-properties fo:color="#000000" style:font-name="Verdana" fo:font-weight="normal" style:font-name-asian="Courier New1" style:font-weight-asian="normal" style:font-name-complex="Courier New1" style:font-weight-complex="normal"/>
    </style:style>
    <style:style style:name="P72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3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T4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font-name="AlArabiya" style:text-underline-style="solid" style:text-underline-width="auto" style:text-underline-color="font-color" fo:font-weight="bold" style:letter-kerning="true" style:font-weight-asian="bold"/>
    </style:style>
    <style:style style:name="T9" style:family="text">
      <style:text-properties style:font-name="AlArabiya" style:text-underline-style="none" fo:font-weight="bold" style:letter-kerning="true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font-name="Verdana" fo:font-size="11pt" fo:language="es" fo:country="AR" style:font-name-asian="Courier New1" style:font-size-asian="11pt" style:font-name-complex="Courier New1" style:font-size-complex="11pt"/>
    </style:style>
    <style:style style:name="T14" style:family="text">
      <style:text-properties fo:color="#000000" style:font-name="Verdana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5" style:family="text">
      <style:text-properties fo:color="#000000" style:font-name="Verdana" fo:font-size="10pt" fo:language="es" fo:country="AR" style:font-name-asian="Courier New1" style:font-size-asian="10pt" style:font-name-complex="Courier New1" style:font-size-complex="10pt"/>
    </style:style>
    <style:style style:name="T16" style:family="text">
      <style:text-properties fo:color="#000000" fo:language="es" fo:country="AR" fo:font-weight="bold" style:font-weight-asian="bold" style:font-weight-complex="bold"/>
    </style:style>
    <style:style style:name="T17" style:family="text">
      <style:text-properties fo:color="#000000" fo:language="es" fo:country="AR" fo:font-weight="normal" style:font-weight-asian="normal" style:font-weight-complex="normal"/>
    </style:style>
    <style:style style:name="T18" style:family="text">
      <style:text-properties fo:color="#000000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9" style:family="text">
      <style:text-properties fo:color="#000000" fo:font-size="10pt" fo:language="es" fo:country="AR" fo:font-weight="bold" style:font-name-asian="Courier New1" style:font-size-asian="10pt" style:font-weight-asian="bold" style:font-name-complex="Courier New1" style:font-size-complex="10pt" style:font-weight-complex="bold"/>
    </style:style>
    <style:style style:name="T20" style:family="text">
      <style:text-properties fo:color="#000000" style:text-position="super 58%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1" style:family="text">
      <style:text-properties fo:color="#000000" style:text-position="0% 100%" fo:font-size="10pt" fo:language="es" fo:country="AR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2" style:family="text">
      <style:text-properties fo:color="#a020f0"/>
    </style:style>
    <style:style style:name="T23" style:family="text">
      <style:text-properties fo:color="#0000ff"/>
    </style:style>
    <style:style style:name="T24" style:family="text">
      <style:text-properties fo:color="#228b22"/>
    </style:style>
    <style:style style:name="T25" style:family="text">
      <style:text-properties fo:font-size="10pt"/>
    </style:style>
    <style:style style:name="T26" style:family="text">
      <style:text-properties style:font-name-asian="Courier New1"/>
    </style:style>
    <style:style style:name="T27" style:family="text">
      <style:text-properties style:font-size-asian="10pt"/>
    </style:style>
    <style:style style:name="T28" style:family="text">
      <style:text-properties style:font-name-complex="Courier New1"/>
    </style:style>
    <style:style style:name="T29" style:family="text">
      <style:text-properties style:font-size-complex="10pt"/>
    </style:style>
    <style:style style:name="T30" style:family="text">
      <style:text-properties style:font-name="Courier New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11"><text:span text:style-name="T8">T.P.Nº 2:</text:span><text:span text:style-name="T9"> </text:span><text:span text:style-name="T8"><text:s/>Introducción al Procesamiento Digital de Señales</text:span></text:p>
      <text:p text:style-name="P8"/>
      <text:p text:style-name="P9"/>
      <text:p text:style-name="P7">2.1- <text:s/>Señales básicas utilizadas en el procesamiento digital de señales</text:p>
      <text:p text:style-name="P6"/>
      <text:p text:style-name="P33">2.1.1- Señal impulso unitario (desplazado) </text:p>
      <text:p text:style-name="P33"/>
      <text:p text:style-name="P33">Enunciado: <text:s/><text:span text:style-name="T10">Genere en lenguaje script de Matlab y represente gráficamente una señal impulso la cual se usará para excitar un sistema lineal invariante en el tiempo causal de modo que se obtengan L muestras a la salida de dicho sistema. </text:span></text:p>
      <text:p text:style-name="P32"><text:s/></text:p>
      <text:p text:style-name="P32"><text:span text:style-name="T6">n</text:span><text:span text:style-name="T7">o</text:span> = 0 </text:p>
      <text:p text:style-name="P32"><text:span text:style-name="T6">L</text:span> = 20 </text:p>
      <text:p text:style-name="P32"/>
      <text:p text:style-name="P33">Resolución:</text:p>
      <text:p text:style-name="P32"/>
      <text:p text:style-name="P32">El siguiente script genera una señal impulso unitario en MatLab:</text:p>
      <text:p text:style-name="P32"/>
      <text:p text:style-name="P15">% Cantidad de muestras</text:p>
      <text:p text:style-name="P14">L=20;</text:p>
      <text:p text:style-name="P16">% Vector para graficar el impulso</text:p>
      <text:p text:style-name="P14">n= -L:1:L;</text:p>
      <text:p text:style-name="P16">% Señal impulso todo en cero</text:p>
      <text:p text:style-name="P14">impulso=zeros(size(n));</text:p>
      <text:p text:style-name="P16">% Cargo el elemento correspondiente a la pos 0 en 1</text:p>
      <text:p text:style-name="P14">impulso(n==0)=1;</text:p>
      <text:p text:style-name="P16">% Le indico que voy a crear un obejto que va ser la figura numero 1</text:p>
      <text:p text:style-name="P14">figure(1);</text:p>
      <text:p text:style-name="P16">% grafico en la figura 1 el impulso</text:p>
      <text:p text:style-name="P17"><text:span text:style-name="T11">stem(n,impulso,</text:span><text:span text:style-name="T22">'r'</text:span><text:span text:style-name="T11">,</text:span><text:span text:style-name="T22">'fill'</text:span><text:span text:style-name="T11">);</text:span></text:p>
      <text:p text:style-name="P16">% Seteo los ejes del grafico </text:p>
      <text:p text:style-name="P14">axis([-L L -0.5 1.5]);</text:p>
      <text:p text:style-name="P17"><text:span text:style-name="T11">title(</text:span><text:span text:style-name="T22">'Señal impulso unidad'</text:span><text:span text:style-name="T11">);</text:span></text:p>
      <text:p text:style-name="P17"><text:span text:style-name="T11">xlabel(</text:span><text:span text:style-name="T22">'n (muestras)'</text:span><text:span text:style-name="T11">);</text:span></text:p>
      <text:p text:style-name="P17"><text:span text:style-name="T11">ylabel(</text:span><text:span text:style-name="T22">'x[n]'</text:span><text:span text:style-name="T11">); </text:span></text:p>
      <text:p text:style-name="P14"/>
      <text:p text:style-name="P4"/>
      <text:p text:style-name="P31"><text:span text:style-name="T12">2.1.2 <text:s/>Tren de impulsos</text:span><text:span text:style-name="T11"> </text:span></text:p>
      <text:p text:style-name="P5"/>
      <text:p text:style-name="P19"><text:span text:style-name="T16">Enunciado:</text:span><text:span text:style-name="T11"> Genere y represente gráficamente mediante Matlab un tren de impulsos de periodo 5 y longitud 100. </text:span></text:p>
      <text:p text:style-name="P10"/>
      <text:p text:style-name="P35">Resolución:</text:p>
      <text:p text:style-name="P32"/>
      <text:p text:style-name="P18">El siguiente script genera una señal tren de impulsos en MatLab:</text:p>
      <text:p text:style-name="P18"/>
      <text:p text:style-name="P23">% Tren de impulsos</text:p>
      <text:p text:style-name="P24"><text:s/></text:p>
      <text:p text:style-name="P25">P = 5;</text:p>
      <text:p text:style-name="P25">L = 100;</text:p>
      <text:p text:style-name="P25">M = L/P;</text:p>
      <text:p text:style-name="P25">tren_imp=zeros(1,L);</text:p>
      <text:p text:style-name="P22"><text:span text:style-name="T23">for</text:span><text:span text:style-name="T11"> n=0:L-1</text:span></text:p>
      <text:p text:style-name="P22"><text:span text:style-name="T11"><text:s text:c="4"/></text:span><text:span text:style-name="T23">for</text:span><text:span text:style-name="T11"> i=0:M-1</text:span></text:p>
      <text:p text:style-name="P22"><text:span text:style-name="T11"><text:s text:c="8"/></text:span><text:span text:style-name="T23">if</text:span><text:span text:style-name="T11"> n==(i*P)</text:span></text:p>
      <text:p text:style-name="P25"><text:soft-page-break/><text:s text:c="12"/>tren_imp(n+1)=1;</text:p>
      <text:p text:style-name="P22"><text:span text:style-name="T11"><text:s text:c="8"/></text:span><text:span text:style-name="T23">end</text:span></text:p>
      <text:p text:style-name="P22"><text:span text:style-name="T11"><text:s text:c="4"/></text:span><text:span text:style-name="T23">end</text:span></text:p>
      <text:p text:style-name="P26">end</text:p>
      <text:p text:style-name="P26"><text:s/></text:p>
      <text:p text:style-name="P25">figure(1);</text:p>
      <text:p text:style-name="P25">n=0:L-1;</text:p>
      <text:p text:style-name="P25">stem(n,tren_imp);</text:p>
      <text:p text:style-name="P25"><text:s/></text:p>
      <text:p text:style-name="P22"><text:span text:style-name="T11">title(</text:span><text:span text:style-name="T22">'Señal Tren de Impulsos'</text:span><text:span text:style-name="T11">); </text:span></text:p>
      <text:p text:style-name="P13"/>
      <text:p text:style-name="P20">También puede hacerse de la siguiente manera:</text:p>
      <text:p text:style-name="P18"/>
      <text:p text:style-name="P27">tren_imp=[1;0;0;0;0;0;0;0;0;0]*ones(1,M);</text:p>
      <text:p text:style-name="P28">tren_imp=tren_imp(:)';</text:p>
      <text:p text:style-name="P28"><text:s/></text:p>
      <text:p text:style-name="P28">figure(2);</text:p>
      <text:p text:style-name="P28">stem(n,tren_imp);</text:p>
      <text:p text:style-name="P28"><text:s/></text:p>
      <text:p text:style-name="P29"><text:span text:style-name="T11">title(</text:span><text:span text:style-name="T22">'Señal Tren de Impulsos'</text:span><text:span text:style-name="T11">); </text:span></text:p>
      <text:p text:style-name="P28"/>
      <text:p text:style-name="P31"><text:span text:style-name="T12">2.1.3 <text:s/>Escalón unitario</text:span><text:span text:style-name="T11"> </text:span></text:p>
      <text:p text:style-name="P5"/>
      <text:p text:style-name="P19"><text:span text:style-name="T16">Enunciado: </text:span><text:span text:style-name="T17">El escalón unitario tiene como expresión </text:span></text:p>
      <text:p text:style-name="P18"><text:s/></text:p>
      <text:p text:style-name="P18">u[n] = 1 para n &gt;= <text:s/>0</text:p>
      <text:p text:style-name="P51">u[n] = 0 para n &lt; <text:s/>0. <text:s/></text:p>
      <text:p text:style-name="P10"/>
      <text:p text:style-name="P36">Genere y represente gráficamente la secuencia escalón unitario de longitud L=20.</text:p>
      <text:p text:style-name="P10"/>
      <text:p text:style-name="P35">Resolución:</text:p>
      <text:p text:style-name="P32"/>
      <text:p text:style-name="P51">El siguiente script genera una señal escalón unitario de longitud L=20 en MatLab:</text:p>
      <text:p text:style-name="P51"/>
      <text:p text:style-name="P37">% Escalon unitario</text:p>
      <text:p text:style-name="P38"><text:s/></text:p>
      <text:p text:style-name="P39">L = 20;</text:p>
      <text:p text:style-name="P39"><text:s/></text:p>
      <text:p text:style-name="P38">% Vector para graficar el escalón</text:p>
      <text:p text:style-name="P39">n= -L:1:L;</text:p>
      <text:p text:style-name="P39"><text:s/></text:p>
      <text:p text:style-name="P38">% Crear señal "escalon_unitario" y setear todos sus elementos a cero</text:p>
      <text:p text:style-name="P39">escalon_unitario = zeros(size(n));</text:p>
      <text:p text:style-name="P39"><text:s/></text:p>
      <text:p text:style-name="P38">% Setear todos los elementos con n&gt;=0 a 1</text:p>
      <text:p text:style-name="P39">escalon_unitario(n&gt;=0) = 1;</text:p>
      <text:p text:style-name="P39"><text:s/></text:p>
      <text:p text:style-name="P39">figure(1);</text:p>
      <text:p text:style-name="P39"><text:s/></text:p>
      <text:p text:style-name="P38">%Grafico en la figura 1 el escalón</text:p>
      <text:p text:style-name="P39">stem(n,escalon_unitario);</text:p>
      <text:p text:style-name="P39"><text:s/></text:p>
      <text:p text:style-name="P39">axis([-L L -0.5 1.5]);</text:p>
      <text:p text:style-name="P40"><text:span text:style-name="T11">title(</text:span><text:span text:style-name="T22">'Señal escalón'</text:span><text:span text:style-name="T11">);</text:span></text:p>
      <text:p text:style-name="P40"><text:span text:style-name="T11">xlabel(</text:span><text:span text:style-name="T22">'n (muestras)'</text:span><text:span text:style-name="T11">);</text:span></text:p>
      <text:p text:style-name="P40"><text:span text:style-name="T11">ylabel(</text:span><text:span text:style-name="T22">'x[n]'</text:span><text:span text:style-name="T11">); <text:s/></text:span></text:p>
      <text:p text:style-name="P51"/>
      <text:p text:style-name="P30"/>
      <text:p text:style-name="P31"><text:soft-page-break/><text:span text:style-name="T12">2.1.4 <text:s/>Señal <text:s/>sinusoidal</text:span><text:span text:style-name="T11"> </text:span></text:p>
      <text:p text:style-name="P5"/>
      <text:p text:style-name="P21"><text:span text:style-name="T19">Enunciado: </text:span><text:span text:style-name="T18">Una señal sinusoidal de amplitud A, frecuencia ωo y fase φ en tiempo continuo esta dada por: </text:span></text:p>
      <text:p text:style-name="P51"/>
      <text:p text:style-name="P51">X(t) = A sen(ωo t + φ) </text:p>
      <text:p text:style-name="P51"/>
      <text:p text:style-name="P51">En tiempo discreto t=nTs, donde Ts es el periodo de muestreo, entonces: </text:p>
      <text:p text:style-name="P51"><text:s/></text:p>
      <text:p text:style-name="P51">X[n] = A sen (ωo nTs + φ) = <text:s/>A sen (2 π fo/fs n + φ); <text:s text:c="3"/>ωo = 2 π fo <text:s text:c="4"/></text:p>
      <text:p text:style-name="P51"><text:s/></text:p>
      <text:p text:style-name="P51">Donde a fo/fs se la denomina frecuencia normalizada y fs es la frecuencia de muestreo. </text:p>
      <text:p text:style-name="P51"><text:s/></text:p>
      <text:p text:style-name="P51">Genere y represente gráficamente mediante la función stem una señal cosenoidal en tiempo </text:p>
      <text:p text:style-name="P51">discreto de N muestras, cuyos parámetros son: </text:p>
      <text:p text:style-name="P51"/>
      <text:p text:style-name="P51"><text:s text:c="2"/>A = 10, </text:p>
      <text:p text:style-name="P51"><text:s text:c="2"/>fo <text:s/>= 10 Hz, </text:p>
      <text:p text:style-name="P51"><text:s text:c="2"/>fs = 1000 Hz, </text:p>
      <text:p text:style-name="P51"><text:s text:c="2"/>φ = 0° </text:p>
      <text:p text:style-name="P51"><text:s/></text:p>
      <text:p text:style-name="P51"><text:s text:c="2"/>N = 100. </text:p>
      <text:p text:style-name="P10"/>
      <text:p text:style-name="P35">Resolución:</text:p>
      <text:p text:style-name="P32"/>
      <text:p text:style-name="P51">El siguiente script genera una señal senoidal de N=100 muestras en MatLab:</text:p>
      <text:p text:style-name="P51"/>
      <text:p text:style-name="P52">% Señal senoidal</text:p>
      <text:p text:style-name="P12"><text:s/></text:p>
      <text:p text:style-name="P41">% Señal en tiempo continuo</text:p>
      <text:p text:style-name="P41">% X(t) = A sen(W0*t+phi)</text:p>
      <text:p text:style-name="P41"><text:s/></text:p>
      <text:p text:style-name="P41">% Señal discreta -&gt; t = nTs, donde Ts es el período de muestreo</text:p>
      <text:p text:style-name="P41">% X[n] = A sen (W0*nTs+hi) = A sen(2*pi*f0/fs*n +phi) W0 = 2*pi*f0</text:p>
      <text:p text:style-name="P41">% fn = f0/fs es la frecuencia normalizada y fs la frecuencia de muestreo</text:p>
      <text:p text:style-name="P41"><text:s/></text:p>
      <text:p text:style-name="P42"><text:span text:style-name="T11">A = 10; <text:s text:c="4"/></text:span><text:span text:style-name="T24">% Amplitud</text:span></text:p>
      <text:p text:style-name="P42"><text:span text:style-name="T11">f0 = 10; <text:s text:c="3"/></text:span><text:span text:style-name="T24">% Frec de la señal en Hz</text:span></text:p>
      <text:p text:style-name="P42"><text:span text:style-name="T11">fs = 1000; <text:s/></text:span><text:span text:style-name="T24">% Frec de muestreo en Hz</text:span></text:p>
      <text:p text:style-name="P42"><text:span text:style-name="T11">phi = 0; <text:s text:c="3"/></text:span><text:span text:style-name="T24">% pi/2; % Fase</text:span></text:p>
      <text:p text:style-name="P41"><text:s/></text:p>
      <text:p text:style-name="P42"><text:span text:style-name="T11">N=100; </text:span><text:span text:style-name="T24">% Número de muestras</text:span></text:p>
      <text:p text:style-name="P43">n=0:N-1;</text:p>
      <text:p text:style-name="P43"><text:s/></text:p>
      <text:p text:style-name="P42"><text:span text:style-name="T11">y=A*sin(2*pi*(f0/fs)*n+phi); </text:span><text:span text:style-name="T24">% Señal senoidal</text:span></text:p>
      <text:p text:style-name="P43">figure(1);</text:p>
      <text:p text:style-name="P42"><text:span text:style-name="T11">stem(n,y,</text:span><text:span text:style-name="T22">'r'</text:span><text:span text:style-name="T11">);</text:span></text:p>
      <text:p text:style-name="P43"><text:s/></text:p>
      <text:p text:style-name="P42"><text:span text:style-name="T11">title(</text:span><text:span text:style-name="T22">'Señal Senoidal de 10Hz'</text:span><text:span text:style-name="T11">);</text:span></text:p>
      <text:p text:style-name="P42"><text:span text:style-name="T11">xlabel(</text:span><text:span text:style-name="T22">'n (muestras)'</text:span><text:span text:style-name="T11">);</text:span></text:p>
      <text:p text:style-name="P42"><text:span text:style-name="T11">ylabel(</text:span><text:span text:style-name="T22">'y[n]'</text:span><text:span text:style-name="T11">); </text:span></text:p>
      <text:p text:style-name="P55"/>
      <text:p text:style-name="P51"/>
      <text:p text:style-name="P31"><text:span text:style-name="T12">2.1.5 <text:s/>Señales exponenciales</text:span><text:span text:style-name="T11"> </text:span></text:p>
      <text:p text:style-name="P5"/>
      <text:p text:style-name="P21"><text:span text:style-name="T19">Enunciado: </text:span><text:span text:style-name="T18">Una señal exponencial en tiempo discreto es de la forma:</text:span></text:p>
      <text:p text:style-name="P51"/>
      <text:p text:style-name="P21"><text:soft-page-break/><text:span text:style-name="T18"><text:s text:c="2"/>X[n] = a</text:span><text:span text:style-name="T20">n </text:span></text:p>
      <text:p text:style-name="P51">siendo a un número real y n= 0, 1, 2, 3, 4... </text:p>
      <text:p text:style-name="P51"><text:s text:c="2"/></text:p>
      <text:p text:style-name="P51"><text:s/>Si <text:s text:c="2"/>0 &lt; a &lt; 1 o <text:s/>-1 &lt; a &lt; 0, entonces la exponencial es decreciente </text:p>
      <text:p text:style-name="P51"><text:s/>Si a &gt; 1 o a &lt; -1, entonces la exponencial es creciente </text:p>
      <text:p text:style-name="P51"/>
      <text:p text:style-name="P51">Genere y represente gráficamente las señales exponenciales decrecientes y crecientes de </text:p>
      <text:p text:style-name="P51">longitud L=20. </text:p>
      <text:p text:style-name="P10"/>
      <text:p text:style-name="P35">Resolución:</text:p>
      <text:p text:style-name="P32"/>
      <text:p text:style-name="P51">El siguiente script genera 4 señales exponenciales de longitud L=20 y las grafica juntas:</text:p>
      <text:p text:style-name="P51"/>
      <text:p text:style-name="P44">% Exponenciales tiempo discreto</text:p>
      <text:p text:style-name="P45"><text:s/></text:p>
      <text:p text:style-name="P46">figure(1);</text:p>
      <text:p text:style-name="P46"><text:s/></text:p>
      <text:p text:style-name="P46">L = 20;</text:p>
      <text:p text:style-name="P46"><text:s/></text:p>
      <text:p text:style-name="P45">% Exponencial Decreciente 1 con 0 &lt; a &lt; 1</text:p>
      <text:p text:style-name="P46">a=0.5;</text:p>
      <text:p text:style-name="P46">exp1 = zeros(1,L);</text:p>
      <text:p text:style-name="P47"><text:span text:style-name="T23">for</text:span><text:span text:style-name="T11"> n=0:L-1</text:span></text:p>
      <text:p text:style-name="P46"><text:s text:c="4"/>exp1(n+1)=a^n;</text:p>
      <text:p text:style-name="P48">end</text:p>
      <text:p text:style-name="P48"><text:s/></text:p>
      <text:p text:style-name="P46">n=0:L-1;</text:p>
      <text:p text:style-name="P46">subplot(2,2,1),</text:p>
      <text:p text:style-name="P46">stem(n,exp1),</text:p>
      <text:p text:style-name="P47"><text:span text:style-name="T11">title(</text:span><text:span text:style-name="T22">'Exponencial Decreciente 1'</text:span><text:span text:style-name="T11">);</text:span></text:p>
      <text:p text:style-name="P46"><text:s/></text:p>
      <text:p text:style-name="P45">% Exponencial Decreciente 2 con -1 &lt; a &lt; 0</text:p>
      <text:p text:style-name="P46">a=-0.5;</text:p>
      <text:p text:style-name="P46">exp2 = zeros(1,L);</text:p>
      <text:p text:style-name="P47"><text:span text:style-name="T23">for</text:span><text:span text:style-name="T11"> n=0:L-1</text:span></text:p>
      <text:p text:style-name="P46"><text:s text:c="4"/>exp2(n+1)=a^n;</text:p>
      <text:p text:style-name="P48">end</text:p>
      <text:p text:style-name="P48"><text:s/></text:p>
      <text:p text:style-name="P46">n=0:L-1;</text:p>
      <text:p text:style-name="P46">subplot(2,2,2),</text:p>
      <text:p text:style-name="P46">stem(n,exp2),</text:p>
      <text:p text:style-name="P47"><text:span text:style-name="T11">title(</text:span><text:span text:style-name="T22">'Exponencial Decreciente 2'</text:span><text:span text:style-name="T11">);</text:span></text:p>
      <text:p text:style-name="P46"><text:s/></text:p>
      <text:p text:style-name="P45">% Exponencial Creciente 1 con a &gt; 1</text:p>
      <text:p text:style-name="P46">a=2;</text:p>
      <text:p text:style-name="P46">exp3 = zeros(1,L);</text:p>
      <text:p text:style-name="P47"><text:span text:style-name="T23">for</text:span><text:span text:style-name="T11"> n=0:L-1</text:span></text:p>
      <text:p text:style-name="P46"><text:s text:c="4"/>exp3(n+1)=a^n;</text:p>
      <text:p text:style-name="P48">end</text:p>
      <text:p text:style-name="P48"><text:s/></text:p>
      <text:p text:style-name="P46">n=0:L-1;</text:p>
      <text:p text:style-name="P46">subplot(2,2,3),</text:p>
      <text:p text:style-name="P46">stem(n,exp3),</text:p>
      <text:p text:style-name="P47"><text:span text:style-name="T11">title(</text:span><text:span text:style-name="T22">'Exponencial Creciente 1'</text:span><text:span text:style-name="T11">);</text:span></text:p>
      <text:p text:style-name="P46"><text:s/></text:p>
      <text:p text:style-name="P45">% Exponencial Creciente 2 con a &lt; -1</text:p>
      <text:p text:style-name="P46">a=-2;</text:p>
      <text:p text:style-name="P46">exp4 = zeros(1,L);</text:p>
      <text:p text:style-name="P47"><text:span text:style-name="T23">for</text:span><text:span text:style-name="T11"> n=0:L-1</text:span></text:p>
      <text:p text:style-name="P46"><text:soft-page-break/><text:s text:c="4"/>exp4(n+1)=a^n;</text:p>
      <text:p text:style-name="P48">end</text:p>
      <text:p text:style-name="P48"><text:s/></text:p>
      <text:p text:style-name="P46">n=0:L-1;</text:p>
      <text:p text:style-name="P46">subplot(2,2,4),</text:p>
      <text:p text:style-name="P46">stem(n,exp4),</text:p>
      <text:p text:style-name="P47"><text:span text:style-name="T11">title(</text:span><text:span text:style-name="T22">'Exponencial Creciente 2'</text:span><text:span text:style-name="T11">);</text:span></text:p>
      <text:p text:style-name="P51"/>
      <text:p text:style-name="P51"/>
      <text:p text:style-name="P31"><text:span text:style-name="T12">2.1.6 <text:s/>Señales complejas</text:span><text:span text:style-name="T11"> </text:span></text:p>
      <text:p text:style-name="P5"/>
      <text:p text:style-name="P21"><text:span text:style-name="T19">Enunciado: </text:span><text:span text:style-name="T18">Si bien en el mundo real las señales tienen valores reales, es muy frecuente el uso de señales con partes real e imaginaria, es decir señales complejas, por ejemplo en sistemas de modulación. </text:span></text:p>
      <text:p text:style-name="P51"/>
      <text:p text:style-name="P51">Para el caso en que el valor a de la señal exponencial sea un valor complejo, tendremos: </text:p>
      <text:p text:style-name="P51"/>
      <text:p text:style-name="P21"><text:span text:style-name="T18"><text:s text:c="2"/>a = r.e </text:span><text:span text:style-name="T20">j.Θ</text:span><text:span text:style-name="T18"> </text:span></text:p>
      <text:p text:style-name="P51"/>
      <text:p text:style-name="P51"><text:s/>por lo tanto <text:s/></text:p>
      <text:p text:style-name="P51"/>
      <text:p text:style-name="P21"><text:span text:style-name="T18"><text:s text:c="2"/>X[n] = </text:span><text:span text:style-name="T21">r</text:span><text:span text:style-name="T20">n</text:span><text:span text:style-name="T21">.e </text:span><text:span text:style-name="T20">j.Θ.n </text:span><text:span text:style-name="T18">= r</text:span><text:span text:style-name="T20">n</text:span><text:span text:style-name="T18"> (cos Θ.n + j.sen Θ.n)</text:span></text:p>
      <text:p text:style-name="P51"><text:s/></text:p>
      <text:p text:style-name="P51">Gráficamente se podrá ahora representar una parte real: </text:p>
      <text:p text:style-name="P51"/>
      <text:p text:style-name="P21"><text:span text:style-name="T18"><text:s text:c="2"/>XR[n] = </text:span><text:span text:style-name="T21">r</text:span><text:span text:style-name="T20">n </text:span><text:span text:style-name="T21">.</text:span><text:span text:style-name="T18"> cos Θ.n</text:span></text:p>
      <text:p text:style-name="P51"><text:s/></text:p>
      <text:p text:style-name="P51"><text:s/>y una parte imaginaria: </text:p>
      <text:p text:style-name="P51"/>
      <text:p text:style-name="P21"><text:span text:style-name="T18"><text:s text:c="4"/>XI[n] = </text:span><text:span text:style-name="T21">r</text:span><text:span text:style-name="T20">n </text:span><text:span text:style-name="T21">.</text:span><text:span text:style-name="T18"> sen Θ.n</text:span></text:p>
      <text:p text:style-name="P51"><text:s/></text:p>
      <text:p text:style-name="P51"><text:s/>Genere una señal exponencial compleja donde r = 0.9 y <text:s/>Θ = π/10. ¿Que sucede sí r = 1? </text:p>
      <text:p text:style-name="P10"/>
      <text:p text:style-name="P35">Resolución:</text:p>
      <text:p text:style-name="P32"/>
      <text:p text:style-name="P51">El siguiente script genera una señal exponencial compleja con r=0,9 y N=60 muestras en MatLab:</text:p>
      <text:p text:style-name="P51"/>
      <text:p text:style-name="P44">% Exponencial compleja</text:p>
      <text:p text:style-name="P45"><text:s/></text:p>
      <text:p text:style-name="P46">figure(1)</text:p>
      <text:p text:style-name="P46"><text:s/></text:p>
      <text:p text:style-name="P46">L=60;</text:p>
      <text:p text:style-name="P46"><text:s/></text:p>
      <text:p text:style-name="P46">r=0.9;</text:p>
      <text:p text:style-name="P46">Xre = zeros(1,L);</text:p>
      <text:p text:style-name="P46">Xim = zeros(1,L);</text:p>
      <text:p text:style-name="P46"><text:s/></text:p>
      <text:p text:style-name="P47"><text:span text:style-name="T23">for</text:span><text:span text:style-name="T11"> n=0:L-1</text:span></text:p>
      <text:p text:style-name="P46"><text:s text:c="4"/>Xre(n+1)=(r^n)*cos((1/10)*n);</text:p>
      <text:p text:style-name="P46"><text:s text:c="4"/>Xim(n+1)=(r^n)*sin((1/10)*n);</text:p>
      <text:p text:style-name="P48">end</text:p>
      <text:p text:style-name="P48"><text:s/></text:p>
      <text:p text:style-name="P46">n=0:L-1;</text:p>
      <text:p text:style-name="P46">subplot(2,1,1),</text:p>
      <text:p text:style-name="P46">stem(n,Xre),</text:p>
      <text:p text:style-name="P47"><text:span text:style-name="T11">title(</text:span><text:span text:style-name="T22">'Parte Real'</text:span><text:span text:style-name="T11">);</text:span></text:p>
      <text:p text:style-name="P46"><text:s/></text:p>
      <text:p text:style-name="P46"><text:soft-page-break/>subplot(2,1,2),</text:p>
      <text:p text:style-name="P46">stem(n,Xim),</text:p>
      <text:p text:style-name="P47"><text:span text:style-name="T11">title(</text:span><text:span text:style-name="T22">'Parte Imaginaria'</text:span><text:span text:style-name="T11">);</text:span></text:p>
      <text:p text:style-name="P46"/>
      <text:p text:style-name="P32"/>
      <text:p text:style-name="P51">Si r=1, la parte real se convierte en una señal cosenoidal pura, y la parte imaginaria en una señal senoidal pura.</text:p>
      <text:p text:style-name="P51"/>
      <text:p text:style-name="P51"/>
      <text:p text:style-name="P64">2.2- <text:s/>Muestreo de señales en el dominio del tiempo – Aliasing</text:p>
      <text:p text:style-name="P64"/>
      <text:p text:style-name="P34"><text:span text:style-name="T15">2.2.1</text:span><text:span text:style-name="T13"> </text:span><text:span text:style-name="T14">Represente la señal senoidal tomando </text:span></text:p>
      <text:p text:style-name="P66"><text:s/></text:p>
      <text:p text:style-name="P66"><text:s text:c="4"/>fo = 100 Hz <text:s/>; frecuencia de la sinusoide </text:p>
      <text:p text:style-name="P66"><text:s text:c="4"/>Ts = <text:s/>1 mS <text:s/>; periodo de muestreo </text:p>
      <text:p text:style-name="P66"><text:s text:c="4"/>A = 1 <text:s text:c="3"/>; amplitud </text:p>
      <text:p text:style-name="P66"><text:s/></text:p>
      <text:p text:style-name="P66">La fase puede ser cualquier valor entre 0 y 2Pi. </text:p>
      <text:p text:style-name="P66">Utilice la función stem para visualizar la función muestreada x[n]. </text:p>
      <text:p text:style-name="P66">Luego utilice la función <text:s/>plot <text:s/>para visualizar la función de modo que las muestras sean unidas (interpoladas) mediante líneas rectas. </text:p>
      <text:p text:style-name="P66">Pruebe con fs próxima a 2fo y con fs &gt;&gt; fo, por ejemplo fs=10Khz.</text:p>
      <text:p text:style-name="P66"/>
      <text:p text:style-name="P35">Resolución:</text:p>
      <text:p text:style-name="P32"/>
      <text:p text:style-name="P51">El siguiente script grafica una función senoidal muestreada a 4 distintas frecuencia, donde se puede apreciar el aliasing para frecuencias menores a 2fo:</text:p>
      <text:p text:style-name="P66"/>
      <text:p text:style-name="P68"/>
      <text:p text:style-name="P53">% Muestreo a distintas frecuencias de Señales senoidales</text:p>
      <text:p text:style-name="P54"><text:s/></text:p>
      <text:p text:style-name="P57"><text:span text:style-name="T11">A = 1; <text:s text:c="5"/></text:span><text:span text:style-name="T24">% Amplitud</text:span></text:p>
      <text:p text:style-name="P57"><text:span text:style-name="T11">f0 = 100; <text:s text:c="2"/></text:span><text:span text:style-name="T24">% Frec de la señal en Hz</text:span></text:p>
      <text:p text:style-name="P57"><text:span text:style-name="T11">phi = 0; <text:s text:c="3"/></text:span><text:span text:style-name="T24">% pi/2; % Fase</text:span></text:p>
      <text:p text:style-name="P54"><text:s/></text:p>
      <text:p text:style-name="P54"><text:s/></text:p>
      <text:p text:style-name="P54">%Obsérvese el aliasing en la siguiente señal</text:p>
      <text:p text:style-name="P56">figure(1);</text:p>
      <text:p text:style-name="P57"><text:span text:style-name="T11">subplot(2,1,1);</text:span></text:p>
      <text:p text:style-name="P56">n=0:N-1;</text:p>
      <text:p text:style-name="P57"><text:span text:style-name="T11">fs = 197; <text:s/></text:span><text:span text:style-name="T24">% Nueva frec de muestreo en Hz</text:span></text:p>
      <text:p text:style-name="P57"><text:span text:style-name="T11">y1=A*sin(2*pi*(f0/fs)*n+phi); </text:span><text:span text:style-name="T24">% Señal senoidal</text:span></text:p>
      <text:p text:style-name="P57"><text:span text:style-name="T11">stem(n,y1,</text:span><text:span text:style-name="T22">'r'</text:span><text:span text:style-name="T11">);</text:span></text:p>
      <text:p text:style-name="P57"><text:span text:style-name="T11">xlabel(</text:span><text:span text:style-name="T22">'fs = 190 Hz'</text:span><text:span text:style-name="T11">);</text:span></text:p>
      <text:p text:style-name="P57"><text:span text:style-name="T11">ylabel(</text:span><text:span text:style-name="T22">'y1[n]'</text:span><text:span text:style-name="T11">); </text:span></text:p>
      <text:p text:style-name="P56">subplot(2,1,2);</text:p>
      <text:p text:style-name="P56">plot(n,y1);</text:p>
      <text:p text:style-name="P57"><text:span text:style-name="T11">xlabel(</text:span><text:span text:style-name="T22">'fs = 190 Hz'</text:span><text:span text:style-name="T11">);</text:span></text:p>
      <text:p text:style-name="P57"><text:span text:style-name="T11">ylabel(</text:span><text:span text:style-name="T22">'y1[n]'</text:span><text:span text:style-name="T11">); </text:span></text:p>
      <text:p text:style-name="P56"><text:s/></text:p>
      <text:p text:style-name="P54">%Señal sin aliasing</text:p>
      <text:p text:style-name="P56">figure(2);</text:p>
      <text:p text:style-name="P57"><text:span text:style-name="T11">subplot(2,1,1);</text:span></text:p>
      <text:p text:style-name="P56">n=0:N-1;</text:p>
      <text:p text:style-name="P57"><text:span text:style-name="T11">fs = 1000; <text:s/></text:span><text:span text:style-name="T24">% Nueva frec de muestreo en Hz</text:span></text:p>
      <text:p text:style-name="P57"><text:span text:style-name="T11">y2=A*sin(2*pi*(f0/fs)*n+phi); </text:span><text:span text:style-name="T24">% Señal senoidal</text:span></text:p>
      <text:p text:style-name="P57"><text:span text:style-name="T11">stem(n,y2,</text:span><text:span text:style-name="T22">'r'</text:span><text:span text:style-name="T11">);</text:span></text:p>
      <text:p text:style-name="P57"><text:span text:style-name="T11">xlabel(</text:span><text:span text:style-name="T22">'fs = 1000 Hz'</text:span><text:span text:style-name="T11">);</text:span></text:p>
      <text:p text:style-name="P57"><text:soft-page-break/><text:span text:style-name="T11">ylabel(</text:span><text:span text:style-name="T22">'y2[n]'</text:span><text:span text:style-name="T11">); </text:span></text:p>
      <text:p text:style-name="P56">subplot(2,1,2);</text:p>
      <text:p text:style-name="P56">plot(n,y2);</text:p>
      <text:p text:style-name="P57"><text:span text:style-name="T11">xlabel(</text:span><text:span text:style-name="T22">'fs = 1000 Hz'</text:span><text:span text:style-name="T11">);</text:span></text:p>
      <text:p text:style-name="P57"><text:span text:style-name="T11">ylabel(</text:span><text:span text:style-name="T22">'y2[n]'</text:span><text:span text:style-name="T11">); </text:span></text:p>
      <text:p text:style-name="P60"><text:span text:style-name="T11"/></text:p>
      <text:p text:style-name="P46"/>
      <text:p text:style-name="P46"/>
      <text:p text:style-name="P34"><text:span text:style-name="T15">2.2.2 </text:span><text:span text:style-name="T14">Varíe fo entre 100 Hz y 475 Hz en saltos de 125Hz, para fs = <text:s/>8 Khz. </text:span></text:p>
      <text:p text:style-name="P34"><text:span text:style-name="T14">Utilice la función subplot para representar los cuatro casos en una misma ventana. </text:span></text:p>
      <text:p text:style-name="P34"><text:span text:style-name="T14">¿Que sucede con la frecuencia de la señal senoidal? </text:span></text:p>
      <text:p text:style-name="P66"/>
      <text:p text:style-name="P35">Resolución:</text:p>
      <text:p text:style-name="P32"/>
      <text:p text:style-name="P51">El siguiente script grafica funciones senoidales de distintas frecuencias muestreadas a 8 KHz:</text:p>
      <text:p text:style-name="P51"/>
      <text:p text:style-name="P44">% Muestreo de señales senoidales</text:p>
      <text:p text:style-name="P62"><text:s/></text:p>
      <text:p text:style-name="P61"><text:span text:style-name="T11">A = 1; <text:s text:c="5"/></text:span><text:span text:style-name="T24">% Amplitud</text:span></text:p>
      <text:p text:style-name="P61"><text:span text:style-name="T11">fs = 8000; <text:s text:c="2"/></text:span><text:span text:style-name="T24">% Frec de muestreo en Hz</text:span></text:p>
      <text:p text:style-name="P61"><text:span text:style-name="T11">phi = 0; <text:s text:c="3"/></text:span><text:span text:style-name="T24">% pi/2; % Fase</text:span></text:p>
      <text:p text:style-name="P61"><text:span text:style-name="T11">N = 100; <text:s text:c="3"/></text:span><text:span text:style-name="T24">% Nueva cantidad de muestras para mantener la escala</text:span></text:p>
      <text:p text:style-name="P59">n=0:N-1;</text:p>
      <text:p text:style-name="P59"><text:s/></text:p>
      <text:p text:style-name="P59">figure(1);</text:p>
      <text:p text:style-name="P59"><text:s/></text:p>
      <text:p text:style-name="P59">subplot(2,2,1);</text:p>
      <text:p text:style-name="P59">f0 = 100;</text:p>
      <text:p text:style-name="P61"><text:span text:style-name="T11">y1=A*sin(2*pi*(f0/fs)*n+phi); </text:span><text:span text:style-name="T24">% Señal senoidal</text:span></text:p>
      <text:p text:style-name="P61"><text:span text:style-name="T11">stem(n,y1,</text:span><text:span text:style-name="T22">'r'</text:span><text:span text:style-name="T11">);</text:span></text:p>
      <text:p text:style-name="P61"><text:span text:style-name="T11">xlabel(</text:span><text:span text:style-name="T22">'fo = 100 Hz, fs = 8 KHz'</text:span><text:span text:style-name="T11">);</text:span></text:p>
      <text:p text:style-name="P61"><text:span text:style-name="T11">ylabel(</text:span><text:span text:style-name="T22">'y1[n]'</text:span><text:span text:style-name="T11">);</text:span></text:p>
      <text:p text:style-name="P59"><text:s/></text:p>
      <text:p text:style-name="P59">subplot(2,2,2);</text:p>
      <text:p text:style-name="P59">f0 = 225;</text:p>
      <text:p text:style-name="P61"><text:span text:style-name="T11">y2=A*sin(2*pi*(f0/fs)*n+phi); </text:span><text:span text:style-name="T24">% Señal senoidal</text:span></text:p>
      <text:p text:style-name="P61"><text:span text:style-name="T11">stem(n,y2,</text:span><text:span text:style-name="T22">'r'</text:span><text:span text:style-name="T11">);</text:span></text:p>
      <text:p text:style-name="P61"><text:span text:style-name="T11">xlabel(</text:span><text:span text:style-name="T22">'fo = 225 Hz, fs = 8 KHz'</text:span><text:span text:style-name="T11">);</text:span></text:p>
      <text:p text:style-name="P61"><text:span text:style-name="T11">ylabel(</text:span><text:span text:style-name="T22">'y2[n]'</text:span><text:span text:style-name="T11">); </text:span></text:p>
      <text:p text:style-name="P59"><text:s/></text:p>
      <text:p text:style-name="P59">subplot(2,2,3);</text:p>
      <text:p text:style-name="P59">f0 = 350;</text:p>
      <text:p text:style-name="P61"><text:span text:style-name="T11">y3=A*sin(2*pi*(f0/fs)*n+phi); </text:span><text:span text:style-name="T24">% Señal senoidal</text:span></text:p>
      <text:p text:style-name="P61"><text:span text:style-name="T11">stem(n,y3,</text:span><text:span text:style-name="T22">'r'</text:span><text:span text:style-name="T11">);</text:span></text:p>
      <text:p text:style-name="P61"><text:span text:style-name="T11">xlabel(</text:span><text:span text:style-name="T22">'fo = 350 Hz, fs = 8 KHz'</text:span><text:span text:style-name="T11">);</text:span></text:p>
      <text:p text:style-name="P61"><text:span text:style-name="T11">ylabel(</text:span><text:span text:style-name="T22">'y3[n]'</text:span><text:span text:style-name="T11">); </text:span></text:p>
      <text:p text:style-name="P59"><text:s/></text:p>
      <text:p text:style-name="P59">subplot(2,2,4);</text:p>
      <text:p text:style-name="P59">f0 = 475;</text:p>
      <text:p text:style-name="P61"><text:span text:style-name="T11">y4=A*sin(2*pi*(f0/fs)*n+phi); </text:span><text:span text:style-name="T24">% Señal senoidal</text:span></text:p>
      <text:p text:style-name="P61"><text:span text:style-name="T11">stem(n,y4,</text:span><text:span text:style-name="T22">'r'</text:span><text:span text:style-name="T11">);</text:span></text:p>
      <text:p text:style-name="P61"><text:span text:style-name="T11">xlabel(</text:span><text:span text:style-name="T22">'fo = 475 Hz, fs = 8 KHz'</text:span><text:span text:style-name="T11">);</text:span></text:p>
      <text:p text:style-name="P61"><text:span text:style-name="T11">ylabel(</text:span><text:span text:style-name="T22">'y4[n]'</text:span><text:span text:style-name="T11">); </text:span></text:p>
      <text:p text:style-name="P65"/>
      <text:p text:style-name="P71">Se observa que la frecuencia de la señal senoidal no se ve alterada y puede calcularse la frecuencia correcta en cualquiera de los cuatro gráficos si se conoce previamente fs.</text:p>
      <text:p text:style-name="P71"/>
      <text:p text:style-name="P34"><text:span text:style-name="T15">2.2.3 </text:span><text:span text:style-name="T14">Varíe fo entre 7525 y 7900 en saltos de 125 Hz. </text:span></text:p>
      <text:p text:style-name="P34"><text:span text:style-name="T14">¿Que sucede ahora con la frecuencia de la señal senoidal representada?, ¿Porque? <text:s/></text:span></text:p>
      <text:p text:style-name="P66"><text:soft-page-break/></text:p>
      <text:p text:style-name="P35">Resolución:</text:p>
      <text:p text:style-name="P32"/>
      <text:p text:style-name="P51">El siguiente script grafica funciones senoidales de distintas frecuencias muestreadas a 8 KHz:</text:p>
      <text:p text:style-name="P51"/>
      <text:p text:style-name="P44">% Muestreo de señales senoidales</text:p>
      <text:p text:style-name="P62"><text:s/></text:p>
      <text:p text:style-name="P61"><text:span text:style-name="T11">A = 1; <text:s text:c="5"/></text:span><text:span text:style-name="T24">% Amplitud</text:span></text:p>
      <text:p text:style-name="P61"><text:span text:style-name="T11">fs = 8000; <text:s text:c="2"/></text:span><text:span text:style-name="T24">% Frec de muestreo en Hz</text:span></text:p>
      <text:p text:style-name="P61"><text:span text:style-name="T11">phi = 0; <text:s text:c="3"/></text:span><text:span text:style-name="T24">% pi/2; % Fase</text:span></text:p>
      <text:p text:style-name="P61"><text:span text:style-name="T11">N = 100; <text:s text:c="3"/></text:span><text:span text:style-name="T24">% Nueva cantidad de muestras para mantener la escala</text:span></text:p>
      <text:p text:style-name="P59">n=0:N-1;</text:p>
      <text:p text:style-name="P59"><text:s/></text:p>
      <text:p text:style-name="P59">figure(1);</text:p>
      <text:p text:style-name="P59"><text:s/></text:p>
      <text:p text:style-name="P59">subplot(2,2,1);</text:p>
      <text:p text:style-name="P59">f0 = 7525;</text:p>
      <text:p text:style-name="P61"><text:span text:style-name="T11">y1=A*sin(2*pi*(f0/fs)*n+phi); </text:span><text:span text:style-name="T24">% Señal senoidal</text:span></text:p>
      <text:p text:style-name="P61"><text:span text:style-name="T11">stem(n,y1,</text:span><text:span text:style-name="T22">'r'</text:span><text:span text:style-name="T11">);</text:span></text:p>
      <text:p text:style-name="P61"><text:span text:style-name="T11">xlabel(</text:span><text:span text:style-name="T22">'fo = 7525 Hz, fs = 8 KHz'</text:span><text:span text:style-name="T11">);</text:span></text:p>
      <text:p text:style-name="P61"><text:span text:style-name="T11">ylabel(</text:span><text:span text:style-name="T22">'y1[n]'</text:span><text:span text:style-name="T11">);</text:span></text:p>
      <text:p text:style-name="P59"><text:s/></text:p>
      <text:p text:style-name="P59">subplot(2,2,2);</text:p>
      <text:p text:style-name="P59">f0 = 7650;</text:p>
      <text:p text:style-name="P61"><text:span text:style-name="T11">y2=A*sin(2*pi*(f0/fs)*n+phi); </text:span><text:span text:style-name="T24">% Señal senoidal</text:span></text:p>
      <text:p text:style-name="P61"><text:span text:style-name="T11">stem(n,y2,</text:span><text:span text:style-name="T22">'r'</text:span><text:span text:style-name="T11">);</text:span></text:p>
      <text:p text:style-name="P61"><text:span text:style-name="T11">xlabel(</text:span><text:span text:style-name="T22">'fo = 7650 Hz, fs = 8 KHz'</text:span><text:span text:style-name="T11">);</text:span></text:p>
      <text:p text:style-name="P61"><text:span text:style-name="T11">ylabel(</text:span><text:span text:style-name="T22">'y2[n]'</text:span><text:span text:style-name="T11">); </text:span></text:p>
      <text:p text:style-name="P59"><text:s/></text:p>
      <text:p text:style-name="P59">subplot(2,2,3);</text:p>
      <text:p text:style-name="P59">f0 = 7775;</text:p>
      <text:p text:style-name="P61"><text:span text:style-name="T11">y3=A*sin(2*pi*(f0/fs)*n+phi); </text:span><text:span text:style-name="T24">% Señal senoidal</text:span></text:p>
      <text:p text:style-name="P61"><text:span text:style-name="T11">stem(n,y3,</text:span><text:span text:style-name="T22">'r'</text:span><text:span text:style-name="T11">);</text:span></text:p>
      <text:p text:style-name="P61"><text:span text:style-name="T11">xlabel(</text:span><text:span text:style-name="T22">'fo = 7775 Hz, fs = 8 KHz'</text:span><text:span text:style-name="T11">);</text:span></text:p>
      <text:p text:style-name="P61"><text:span text:style-name="T11">ylabel(</text:span><text:span text:style-name="T22">'y3[n]'</text:span><text:span text:style-name="T11">); </text:span></text:p>
      <text:p text:style-name="P59"><text:s/></text:p>
      <text:p text:style-name="P59">subplot(2,2,4);</text:p>
      <text:p text:style-name="P59">f0 = 7900;</text:p>
      <text:p text:style-name="P61"><text:span text:style-name="T11">y4=A*sin(2*pi*(f0/fs)*n+phi); </text:span><text:span text:style-name="T24">% Señal senoidal</text:span></text:p>
      <text:p text:style-name="P61"><text:span text:style-name="T11">stem(n,y4,</text:span><text:span text:style-name="T22">'r'</text:span><text:span text:style-name="T11">);</text:span></text:p>
      <text:p text:style-name="P61"><text:span text:style-name="T11">xlabel(</text:span><text:span text:style-name="T22">'fo = 7900 Hz, fs = 8 KHz'</text:span><text:span text:style-name="T11">);</text:span></text:p>
      <text:p text:style-name="P61"><text:span text:style-name="T11">ylabel(</text:span><text:span text:style-name="T22">'y4[n]'</text:span><text:span text:style-name="T11">); </text:span></text:p>
      <text:p text:style-name="P65"><text:s/></text:p>
      <text:p text:style-name="P65"/>
      <text:p text:style-name="P34"><text:span text:style-name="T15">2.2.4 </text:span><text:span text:style-name="T14">Nuevamente varíe fo entre 32100 Hz y 32475 Hz en saltos de 125 Hz. </text:span></text:p>
      <text:p text:style-name="P34"><text:span text:style-name="T14">¿Que sucede ahora con la frecuencia de la señal senoidal representada?, ¿Porque? <text:s text:c="3"/></text:span></text:p>
      <text:p text:style-name="P66"/>
      <text:p text:style-name="P35">Resolución:</text:p>
      <text:p text:style-name="P32"/>
      <text:p text:style-name="P51">El siguiente script grafica funciones senoidales de distintas frecuencias muestreadas a 8 KHz:</text:p>
      <text:p text:style-name="P51"/>
      <text:p text:style-name="P52">% Muestreo de señales senoidales</text:p>
      <text:p text:style-name="P54"><text:s/></text:p>
      <text:p text:style-name="P57"><text:span text:style-name="T11">A = 1; <text:s text:c="5"/></text:span><text:span text:style-name="T24">% Amplitud</text:span></text:p>
      <text:p text:style-name="P57"><text:span text:style-name="T11">fs = 8000; <text:s text:c="2"/></text:span><text:span text:style-name="T24">% Frec de muestreo en Hz</text:span></text:p>
      <text:p text:style-name="P57"><text:span text:style-name="T11">phi = 0; <text:s text:c="3"/></text:span><text:span text:style-name="T24">% pi/2; % Fase</text:span></text:p>
      <text:p text:style-name="P57"><text:span text:style-name="T11">N = 100; <text:s text:c="3"/></text:span><text:span text:style-name="T24">% Nueva cantidad de muestras para mantener la escala</text:span></text:p>
      <text:p text:style-name="P56">n=0:N-1;</text:p>
      <text:p text:style-name="P56"><text:s/></text:p>
      <text:p text:style-name="P56"><text:soft-page-break/>figure(1);</text:p>
      <text:p text:style-name="P56"><text:s/></text:p>
      <text:p text:style-name="P56">subplot(2,2,1);</text:p>
      <text:p text:style-name="P56">f0 = 32100;</text:p>
      <text:p text:style-name="P57"><text:span text:style-name="T11">y1=A*sin(2*pi*(f0/fs)*n+phi); </text:span><text:span text:style-name="T24">% Señal senoidal</text:span></text:p>
      <text:p text:style-name="P57"><text:span text:style-name="T11">stem(n,y1,</text:span><text:span text:style-name="T22">'r'</text:span><text:span text:style-name="T11">);</text:span></text:p>
      <text:p text:style-name="P57"><text:span text:style-name="T11">xlabel(</text:span><text:span text:style-name="T22">'fo = 32100 Hz, fs = 8 KHz'</text:span><text:span text:style-name="T11">);</text:span></text:p>
      <text:p text:style-name="P57"><text:span text:style-name="T11">ylabel(</text:span><text:span text:style-name="T22">'y1[n]'</text:span><text:span text:style-name="T11">);</text:span></text:p>
      <text:p text:style-name="P56"><text:s/></text:p>
      <text:p text:style-name="P56">subplot(2,2,2);</text:p>
      <text:p text:style-name="P56">f0 = 32225;</text:p>
      <text:p text:style-name="P57"><text:span text:style-name="T11">y2=A*sin(2*pi*(f0/fs)*n+phi); </text:span><text:span text:style-name="T24">% Señal senoidal</text:span></text:p>
      <text:p text:style-name="P57"><text:span text:style-name="T11">stem(n,y2,</text:span><text:span text:style-name="T22">'r'</text:span><text:span text:style-name="T11">);</text:span></text:p>
      <text:p text:style-name="P57"><text:span text:style-name="T11">xlabel(</text:span><text:span text:style-name="T22">'fo = 32225 Hz, fs = 8 KHz'</text:span><text:span text:style-name="T11">);</text:span></text:p>
      <text:p text:style-name="P57"><text:span text:style-name="T11">ylabel(</text:span><text:span text:style-name="T22">'y2[n]'</text:span><text:span text:style-name="T11">); </text:span></text:p>
      <text:p text:style-name="P56"><text:s/></text:p>
      <text:p text:style-name="P56">subplot(2,2,3);</text:p>
      <text:p text:style-name="P56">f0 = 32350;</text:p>
      <text:p text:style-name="P57"><text:span text:style-name="T11">y3=A*sin(2*pi*(f0/fs)*n+phi); </text:span><text:span text:style-name="T24">% Señal senoidal</text:span></text:p>
      <text:p text:style-name="P57"><text:span text:style-name="T11">stem(n,y3,</text:span><text:span text:style-name="T22">'r'</text:span><text:span text:style-name="T11">);</text:span></text:p>
      <text:p text:style-name="P57"><text:span text:style-name="T11">xlabel(</text:span><text:span text:style-name="T22">'fo = 32350 Hz, fs = 8 KHz'</text:span><text:span text:style-name="T11">);</text:span></text:p>
      <text:p text:style-name="P57"><text:span text:style-name="T11">ylabel(</text:span><text:span text:style-name="T22">'y3[n]'</text:span><text:span text:style-name="T11">); </text:span></text:p>
      <text:p text:style-name="P56"><text:s/></text:p>
      <text:p text:style-name="P56">subplot(2,2,4);</text:p>
      <text:p text:style-name="P56">f0 = 32475;</text:p>
      <text:p text:style-name="P57"><text:span text:style-name="T11">y4=A*sin(2*pi*(f0/fs)*n+phi); </text:span><text:span text:style-name="T24">% Señal senoidal</text:span></text:p>
      <text:p text:style-name="P57"><text:span text:style-name="T11">stem(n,y4,</text:span><text:span text:style-name="T22">'r'</text:span><text:span text:style-name="T11">);</text:span></text:p>
      <text:p text:style-name="P57"><text:span text:style-name="T11">xlabel(</text:span><text:span text:style-name="T22">'fo = 32475 Hz, fs = 8 KHz'</text:span><text:span text:style-name="T11">);</text:span></text:p>
      <text:p text:style-name="P57"><text:span text:style-name="T11">ylabel(</text:span><text:span text:style-name="T22">'y4[n]'</text:span><text:span text:style-name="T11">); </text:span></text:p>
      <text:p text:style-name="P65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Arabiya" svg:font-family="AlArabiya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2pt" fo:language="es" fo:country="ES" style:font-size-asian="12pt" style:font-size-complex="12pt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 style:text-autospace="none" style:punctuation-wrap="simple" style:vertical-align="baseline"/>
      <style:text-properties style:font-name="Calibri" style:font-name-asian="Times New Roman" style:language-complex="en" style:country-complex="US"/>
    </style:style>
    <style:style style:name="A_20_Subtitulo_20_de_20_seccion" style:display-name="A Subtitulo de seccion" style:family="paragraph" style:parent-style-name="Standard">
      <style:text-properties style:font-name="Arial" fo:font-size="13pt" fo:language="en" fo:country="US" style:font-name-asian="Times New Roman" style:font-size-asian="13pt" style:font-name-complex="Arial" style:font-size-complex="13pt" style:language-complex="en" style:country-complex="US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ff"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336699" style:text-line-through-style="none" style:font-name="Verdana" fo:font-size="12pt" style:text-underline-style="none" style:font-size-asian="12pt" style:font-size-complex="12pt"/>
    </style:style>
    <style:style style:name="bodys1" style:family="text" style:parent-style-name="Fuente_20_de_20_párrafo_20_predeter.">
      <style:text-properties fo:color="#333333" style:font-name="Verdana" fo:font-size="11pt" fo:font-weight="bold" style:font-size-asian="11pt" style:font-weight-asian="bold" style:font-size-complex="11pt" style:font-weight-complex="bold"/>
    </style:style>
    <style:style style:name="_20_Car_20_Car4" style:display-name=" Car Car4" style:family="text" style:parent-style-name="Fuente_20_de_20_párrafo_20_predeter.">
      <style:text-properties style:font-name="Cambria" fo:font-size="12pt" fo:language="es" fo:country="ES" style:font-name-asian="Times New Roman" style:font-size-asian="12pt" style:font-name-complex="Times New Roman" style:font-size-complex="12pt"/>
    </style:style>
    <style:style style:name="_20_Car_20_Car3" style:display-name=" Car Car3" style:family="text" style:parent-style-name="Fuente_20_de_20_párrafo_20_predeter.">
      <style:text-properties style:font-name="Calibri" fo:language="es" fo:country="ES" style:font-name-asian="Times New Roman" style:language-complex="en" style:country-complex="US"/>
    </style:style>
    <style:style style:name="_20_Car_20_Car2" style:display-name=" Car Car2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1" style:display-name=" Car Car1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" style:display-name=" Car Car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758cm" fo:text-indent="-0.635cm" fo:margin-left="7.75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028cm" fo:text-indent="-0.635cm" fo:margin-left="9.028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298cm" fo:text-indent="-0.635cm" fo:margin-left="10.298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568cm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1.27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366cm" fo:text-indent="-1.905cm" fo:margin-left="9.3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488cm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MP2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style:font-name="Arial" fo:font-style="italic" style:font-style-asian="italic" style:font-name-complex="Arial"/>
    </style:style>
    <style:style style:name="M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MT3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MT4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M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07" text:anchor-type="char" svg:x="0.173cm" svg:y="0.219cm" svg:width="1.291cm" svg:height="1.33cm" draw:z-index="17"><draw:image xlink:href="Pictures/10000000000002210000022F7DE9963C.jpg" xlink:type="simple" xlink:show="embed" xlink:actuate="onLoad"/></draw:frame> <text:s text:c="2"/><text:span text:style-name="MT1"><text:s text:c="3"/></text:span><text:span text:style-name="MT2"><text:s/></text:span><text:span text:style-name="MT3">Universidad Tecnológica Nacional – Facultad Regional Córdoba</text:span></text:p>
        <text:p text:style-name="MP2"><text:span text:style-name="MT4"><text:s text:c="6"/>Electrónica Aplicada III<text:tab/> <text:s text:c="7"/></text:span><text:span text:style-name="MT5">Bongiovanni P., Guanuco L., Sansó M., Vassia G.</text:span><draw:line text:anchor-type="char" draw:z-index="8" draw:style-name="Mgr1" draw:text-style-name="MP3" svg:x1="1.588cm" svg:y1="0.764cm" svg:x2="14.923cm" svg:y2="0.764cm"><text:p/></draw:line><text:span text:style-name="MT2"> <text:s/></text:span><text:span text:style-name="MT1"><text:s text:c="34"/><text:tab/></text:span><text:tab/></text:p>
      </style:header>
      <style:footer>
        <text:p text:style-name="MP4"><text:span text:style-name="MT1">- </text:span><text:span text:style-name="MT1"><text:page-number text:select-page="current">7</text:page-number></text:span><text:span text:style-name="MT1"> -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</meta:initial-creator>
    <meta:creation-date>2008-09-01T00:56:00</meta:creation-date>
    <dc:date>2009-10-25T05:16:03.87</dc:date>
    <meta:print-date>2009-09-14T19:39:09.35</meta:print-date>
    <meta:editing-cycles>146</meta:editing-cycles>
    <meta:editing-duration>PT82H27M37S</meta:editing-duration>
    <meta:generator>OpenOffice.org/3.1$Win32 OpenOffice.org_project/310m11$Build-9399</meta:generator>
    <meta:document-statistic meta:table-count="0" meta:image-count="1" meta:object-count="0" meta:page-count="9" meta:paragraph-count="410" meta:word-count="1673" meta:character-count="10618"/>
    <meta:user-defined meta:name="Info 1"/>
    <meta:user-defined meta:name="Info 2"/>
    <meta:user-defined meta:name="Info 3"/>
    <meta:user-defined meta:name="Info 4"/>
  </office:meta>
</office:document-meta>
</file>